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eux">
      <style:text-properties fo:language="en" fo:country="GB" officeooo:rsid="006ae992" officeooo:paragraph-rsid="00088d7a"/>
    </style:style>
    <style:style style:name="P2" style:family="paragraph" style:parent-style-name="Passé">
      <style:text-properties fo:language="en" fo:country="GB" officeooo:rsid="006c254e" officeooo:paragraph-rsid="00088d7a"/>
    </style:style>
    <style:style style:name="P3" style:family="paragraph" style:parent-style-name="Passé">
      <style:text-properties fo:language="en" fo:country="GB" officeooo:rsid="006ce129" officeooo:paragraph-rsid="00088d7a"/>
    </style:style>
    <style:style style:name="P4" style:family="paragraph" style:parent-style-name="Passé">
      <style:text-properties fo:language="en" fo:country="GB" officeooo:rsid="006ee779" officeooo:paragraph-rsid="00088d7a"/>
    </style:style>
    <style:style style:name="P5" style:family="paragraph" style:parent-style-name="Passé">
      <style:text-properties fo:language="en" fo:country="GB" officeooo:rsid="00709f49" officeooo:paragraph-rsid="00088d7a"/>
    </style:style>
    <style:style style:name="P6" style:family="paragraph" style:parent-style-name="Passé">
      <style:text-properties fo:language="en" fo:country="GB" officeooo:paragraph-rsid="00088d7a"/>
    </style:style>
    <style:style style:name="P7" style:family="paragraph" style:parent-style-name="Titre_20_Chapitre">
      <style:text-properties fo:language="en" fo:country="GB" officeooo:rsid="006ae992" officeooo:paragraph-rsid="00088d7a"/>
    </style:style>
    <style:style style:name="P8" style:family="paragraph" style:parent-style-name="Vlad_20_Kemenov">
      <style:text-properties fo:language="en" fo:country="GB" officeooo:rsid="00808d5f" officeooo:paragraph-rsid="00088d7a"/>
    </style:style>
    <style:style style:name="P9" style:family="paragraph" style:parent-style-name="Vlad_20_Kemenov">
      <style:text-properties fo:language="en" fo:country="GB" officeooo:rsid="0071ccaa" officeooo:paragraph-rsid="00088d7a"/>
    </style:style>
    <style:style style:name="P10" style:family="paragraph" style:parent-style-name="Vlad_20_Kemenov">
      <style:text-properties fo:language="en" fo:country="GB" officeooo:rsid="00739d08" officeooo:paragraph-rsid="00088d7a"/>
    </style:style>
    <style:style style:name="P11" style:family="paragraph" style:parent-style-name="Vlad_20_Kemenov">
      <style:text-properties fo:language="en" fo:country="GB" officeooo:rsid="0074b6f5" officeooo:paragraph-rsid="00088d7a"/>
    </style:style>
    <style:style style:name="P12" style:family="paragraph" style:parent-style-name="Vlad_20_Kemenov">
      <style:text-properties fo:language="en" fo:country="GB" officeooo:rsid="00791599" officeooo:paragraph-rsid="00088d7a"/>
    </style:style>
    <style:style style:name="P13" style:family="paragraph" style:parent-style-name="Vlad_20_Kemenov">
      <style:text-properties fo:language="en" fo:country="GB" officeooo:rsid="007a031b" officeooo:paragraph-rsid="00088d7a"/>
    </style:style>
    <style:style style:name="P14" style:family="paragraph" style:parent-style-name="Vlad_20_Kemenov">
      <style:text-properties fo:language="en" fo:country="GB" officeooo:rsid="007b8b15" officeooo:paragraph-rsid="00088d7a"/>
    </style:style>
    <style:style style:name="P15" style:family="paragraph" style:parent-style-name="Vlad_20_Kemenov">
      <style:text-properties fo:language="en" fo:country="GB" officeooo:rsid="007cd132" officeooo:paragraph-rsid="00088d7a"/>
    </style:style>
    <style:style style:name="P16" style:family="paragraph" style:parent-style-name="Vlad_20_Kemenov">
      <style:text-properties fo:language="en" fo:country="GB" officeooo:rsid="007fa64c" officeooo:paragraph-rsid="00088d7a"/>
    </style:style>
    <style:style style:name="P17" style:family="paragraph" style:parent-style-name="Vlad_20_Kemenov">
      <style:text-properties fo:language="en" fo:country="GB" officeooo:paragraph-rsid="00088d7a"/>
    </style:style>
    <style:style style:name="T1" style:family="text">
      <style:text-properties officeooo:rsid="006c254e"/>
    </style:style>
    <style:style style:name="T2" style:family="text">
      <style:text-properties officeooo:rsid="006d4506"/>
    </style:style>
    <style:style style:name="T3" style:family="text">
      <style:text-properties officeooo:rsid="00709f49"/>
    </style:style>
    <style:style style:name="T4" style:family="text">
      <style:text-properties officeooo:rsid="0071ccaa"/>
    </style:style>
    <style:style style:name="T5" style:family="text">
      <style:text-properties officeooo:rsid="00739d08"/>
    </style:style>
    <style:style style:name="T6" style:family="text">
      <style:text-properties officeooo:rsid="00772b51"/>
    </style:style>
    <style:style style:name="T7" style:family="text">
      <style:text-properties officeooo:rsid="0077ce64"/>
    </style:style>
    <style:style style:name="T8" style:family="text">
      <style:text-properties officeooo:rsid="007a031b"/>
    </style:style>
    <style:style style:name="T9" style:family="text">
      <style:text-properties officeooo:rsid="007b8b15"/>
    </style:style>
    <style:style style:name="T10" style:family="text">
      <style:text-properties officeooo:rsid="007cd132"/>
    </style:style>
    <style:style style:name="T11" style:family="text">
      <style:text-properties officeooo:rsid="007e3448"/>
    </style:style>
    <style:style style:name="T12" style:family="text">
      <style:text-properties officeooo:rsid="00808d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Chapter 5: The Sorting Ceremony, Part 2</text:h>
      <text:h text:style-name="P1" text:outline-level="3"><text:bookmark-start text:name="__RefHeading___Toc945_2427744601"/>Hogwarts — September 1991<text:bookmark-end text:name="__RefHeading___Toc945_2427744601"/></text:h>
      <text:p text:style-name="P6"/>
      <text:p text:style-name="P6">“<text:span text:style-name="T1">You shouldn’t worry about that, Kitty,” sighed Katya, sitting on the edge of the bed to run her hand through her nephew’s long hair.</text:span></text:p>
      <text:p text:style-name="P6">“<text:span text:style-name="T1">I know Katya, but I can’t. According to Ju-jie, I am as crafty as a snake and she tells me I’m going to be a Slytherin, Sergei thinks my courage will get me into Gryffindor, Olga is certain I am loyal and patient as a Hufflepuff, and Nikolaï harasses me with Ravenclaw!”</text:span></text:p>
      <text:p text:style-name="P2">Head on his pillow, Vlad didn’t see the soft but amused smile of his aunt. After all, her kitten was still a child in many ways.</text:p>
      <text:p text:style-name="P3">Katya <text:span text:style-name="T2">settle against</text:span> the <text:span text:style-name="T2">headboard, and nearly immediately, a dark-haired young wizard’s head nestled on her lap. She laughed and she resumed stroking his hair.</text:span></text:p>
      <text:p text:style-name="P3"/>
      <text:p text:style-name="P3">“<text:span text:style-name="T2">Hogwarts chose to organize as many houses as there were founders, to gather the children according to the capabilities and personalities. I don’t say it is the best solution, but it is not a bad one. It allows the development of coherent study groups, and, in theory, a healthy competition. Durmstrang chose a scholar level ranking organization, geniuses vs. dunces, if you like. It encourages students to try and change classes, according to their level. You know, their best students all started in the “bad” classes, before getting in the “good” classes when they stopped school. However, some get discouraged because, despite all their best effort, they stay in the “bad classes”. Now, for the last famous school of Europe. The French school decided to separate girls, in Beauxbatons, and boys in Rochefroide. If the girls’ boarding school is famous, the boys’ one is not, and their only valid teaching is their advanced duelling option. The French wizards are excellent duellists, magical or muggle styles.”</text:span></text:p>
      <text:p text:style-name="P3"/>
      <text:p text:style-name="P4">Katya took a break, and Vlad looked at her, more surprised than worried, contrary to the moment when she entered the room.</text:p>
      <text:p text:style-name="P4">“Why are you telling me that about the great European schools?”</text:p>
      <text:p text:style-name="P4">“Because they all have their pros and cons, as with the four Houses of Hogwarts. And yet, every student is proud to belong to theirs, even if it wasn’t their original choice. A griffin as courage and some king of nobility, trying to protect the weak and defenceless, but they are also reckless and easily offended. A badger will be loyal in all situations and their friend can count on them. <text:span text:style-name="T3">It’s not luck that their house is the most steady, both in results, and in friendships. However, they stay indecisive and rarely take a decision on their own. It is a solid group, but many of them, if taken individually, seem weak and cowardly. The eagles have a remarkable intelligence and devote themselves to their studies. They are the little scholars of Hogwarts, and their HQ is the library, but they rarely think about something other than their books and are sometimes a bit… out of sync with the school’s realities. As for the snakes… I think it is the most complex House… Ambitious, cunning, </text:span><text:soft-page-break/><text:span text:style-name="T3">they are also the greatest strategists. Nothing is thoughtless in their actions, but they thus seem sly and arrogant.”</text:span></text:p>
      <text:p text:style-name="P4">“I…<text:span text:style-name="T3">”</text:span></text:p>
      <text:p text:style-name="P4">“<text:span text:style-name="T3">All of this just to say that, whichever your House is, Vladmir Vassilievitch,” she murmured, leaning against him, “I will be proud of you.”</text:span></text:p>
      <text:p text:style-name="P5">Vlad felt his anxiety vanish, and he sighed <text:span text:style-name="T4">in relief as he cuddled up to his aunt. Unconsciously, he had been afraid of the opinion of his only family.</text:span></text:p>
      <text:p text:style-name="P17">“<text:span text:style-name="T4">Harry Potter, the Boy Who Lived…” laughed a little voice, “or rather Vladmir Kemenov. Thank you, young heir, it had been a long time since I hadn’t had this much fun!”</text:span></text:p>
      <text:p text:style-name="P17">“<text:span text:style-name="T4">What do you mean?”</text:span></text:p>
      <text:p text:style-name="P17">“<text:span text:style-name="T4">I love how the old Dumby panicked when he discovered you had disappeared! It halts his gallop when he can’t control everything.”</text:span></text:p>
      <text:p text:style-name="P17">“<text:span text:style-name="T4">There are several surprises still left for him to discover,” jeered Vlad, “you can still have a bit of fun.”</text:span></text:p>
      <text:p text:style-name="P17">“<text:span text:style-name="T4">Perfect, I will go see you when he finds out, then! By the way, I am André…”</text:span></text:p>
      <text:p text:style-name="P9">Vlad would nearly see the radiant smile of the magical entity on his head as it was starting to rummage around in his mind with an unconcealed enthusiasm.</text:p>
      <text:p text:style-name="P9">“Blimey, it has been centuries since I’ve seen someone with such an organized mind,” whistled the Sorting Hat, going through the huge library-like mind of the young Russian. “Let’s see here… Courageous and powerful… <text:span text:style-name="T5">Intelligent and thoughtful, cunning and ambitious, loyal and hard-working! That is very bothersome…”</text:span></text:p>
      <text:p text:style-name="P10">Vlad felt the Sorting Hat go back to the entrance of his mind, thoughtful. Curious, he materialized in front of the entity which looked like a small ball of light.</text:p>
      <text:p text:style-name="P10">“You seem puzzled, Sorting Hat.”</text:p>
      <text:p text:style-name="P10">“André,” immediately corrected the Sorting Hat. “You can be sorted into any of the Houses, they are all fit for you. Any preference?”</text:p>
      <text:p text:style-name="P10">Vlad immobilised, surprised, and thought a little, books appearing and disappearing in front of the amused entity. It was always fascinating to watch an <text:span text:style-name="T6">O</text:span>cclumens’ mind working.</text:p>
      <text:p text:style-name="P11">The young boy, lost in his thoughts, dematerialized, but his presence became stronger. André the Sorting Hat saw new books <text:span text:style-name="T7">being created as Vlad’s thinking intensified. Fascinated, he saw a new book appear and slide into the Magical Entities and Objects. Then lines of a smooth writing were being drawn, forming words, sentences, then a full page, and another one. His mind was so trained that thought sorting was nearly spontaneous… And André only ever heard of one wizard capable of such a feat, a Russian wizard with an international reputation… Grigori Rasputin.</text:span></text:p>
      <text:p text:style-name="P12">Vlad ignored the prying mind watching him, concentrating on the Houses. Slytherin? No… Even if it was suitable, he didn’t want to raise suspicion. But, with Dumbledore watching over him… And it wasn’t the best House to make numerous contacts, as two Houses would probably not want to have anything to do with him. Gryffindor… neither. Vlad didn’t want to alienate the snakes. Too many potentially influential were there. Hufflepuff was an interesting House, but a bit too… passive for <text:soft-page-break/>him, except if he made a little revolution. Not the best solution if you wanted to stay inn the shadows. There was only Ravenclaw left… And knowledge was power after all, wasn’t it?</text:p>
      <text:p text:style-name="P12">“<text:span text:style-name="T8">Self-serving reasoning, Vladmir Vassilievitch, you will thus go to…</text:span></text:p>
      <text:p text:style-name="P12">“<text:span text:style-name="T8">RAVENCLAW!”</text:span></text:p>
      <text:p text:style-name="P13">He straightened up, taking off the magic hat and they smiled at each other.</text:p>
      <text:p text:style-name="P13">“See you later friend,” sniggered the Sorting Hat. “Dumby seems like he’s about to have a heart attack.”</text:p>
      <text:p text:style-name="P13">Vlad’s smile became predatory as he looked at the Head Table, but immediately disappeared <text:span text:style-name="T9">when his face became neutral once again. The bronze and azure table was applauding him, but he took the time to salute Albus Dumbledore, who really didn’t seem to be in tip-top condition, with a discrete nod.</text:span></text:p>
      <text:p text:style-name="P14">Vlad turned away from the Head Table and walked to a free seat at the end of a row. He greeted his new housemates and observed the end of the Sorting Ceremony. Draco got into Slytherin, which was not surprising, but <text:span text:style-name="T10">Neville, who got into Gryffindor, and Vlad exchanged a knowing smile.</text:span></text:p>
      <text:p text:style-name="P15">Strange, very strange. The Longbottom heir either brilliantly manipulated the Sorting Hat, or he got the same opportunity as he had to choose his House.</text:p>
      <text:p text:style-name="P15">Neville Longbottom was a fascinating enigma he would love to solve.</text:p>
      <text:p text:style-name="P15">Vlad looked once more at the Head Table, scanning the professors. The guy with greasy hair was still staring at him with a menacing glare, <text:span text:style-name="T11">which left him completely indifferent, while distractingly listening to the man with a turban. Vlad imperceptibly frowned when he felt the sharp pain in his scar. Well, well, well… Truly, this year would not exactly be a walk in the park, he thought while mechanically rubbing the little thunderbolt.</text:span></text:p>
      <text:p text:style-name="P16">Meanwhile, Dumby’s tedious and completely crazy speech was over. He liked this little nickname. It made him think of a muggle garden gnome. You know, these ridiculous figurines with long beards. Yes, a garden gnome! How ironic for <text:span text:style-name="T12">the greatest wizard in Britain. Anyway, the speech and this ridiculous song were finally over, even if he had appreciated the Gryffindor twins’ Funeral March.</text:span></text:p>
      <text:p text:style-name="P8">Vlad stared at the suddenly full platters in front of him as his schoolmates were starting to fill their plates. Several thing were coming to his mind, forming a list of unanswered questions and strange observations. However, he would think about that when he was away from the ambiance of the first evening in Hogwarts.</text:p>
      <text:p text:style-name="P8">For now… Grub’s u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Passé" style:family="paragraph" style:parent-style-name="Vlad_20_Kemenov" style:master-page-name="">
      <loext:graphic-properties draw:fill-image-width="0cm" draw:fill-image-height="0cm"/>
      <style:paragraph-properties style:page-number="auto" style:shadow="none" style:writing-mode="page">
        <style:tab-stops/>
      </style:paragraph-properties>
      <style:text-properties fo:font-style="italic" style:font-size-asian="10.5pt"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13:00:20.931382261</meta:creation-date>
    <dc:date>2020-07-23T13:02:26.673727369</dc:date>
    <meta:editing-duration>PT2M6S</meta:editing-duration>
    <meta:editing-cycles>2</meta:editing-cycles>
    <meta:generator>LibreOffice/6.4.4.2$Linux_X86_64 LibreOffice_project/40$Build-2</meta:generator>
    <meta:document-statistic meta:table-count="0" meta:image-count="0" meta:object-count="0" meta:page-count="3" meta:paragraph-count="38" meta:word-count="1421" meta:character-count="8299" meta:non-whitespace-character-count="6915"/>
  </office:meta>
</office:document-meta>
</file>